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'num_of_nodes_graph' 'num_of_edges_graph' 'ratio_node_edge_graph'</text:p>
      <text:p text:style-name="Standard"><text:s/>'bi_edge_graph' 'ratio_bi_edge_graph' 'min_out_degree_graph'</text:p>
      <text:p text:style-name="Standard"><text:s/>'max_out_degree_graph' 'avg_out_degree_graph' 'min_in_degree_graph'</text:p>
      <text:p text:style-name="Standard"><text:s/>'max_in_degree_graph' 'avg_in_degree_graph' 'num_of_odd_out_degree_graph'</text:p>
      <text:p text:style-name="Standard"><text:s/>'ratio_of_odd_out_degree_graph' 'num_of_even_out_degree_graph'</text:p>
      <text:p text:style-name="Standard"><text:s/>'ratio_of_even_out_degree_graph' 'num_of_odd_in_degree_graph'</text:p>
      <text:p text:style-name="Standard"><text:s/>'ratio_of_odd_in_degree_graph' 'num_of_even_in_degree_graph'</text:p>
      <text:p text:style-name="Standard"><text:s/>'ratio_of_even_in_degree_graph' 'num_of_odd_degree_graph'</text:p>
      <text:p text:style-name="Standard"><text:s/>'ratio_of_odd_degree_graph' 'num_of_even_degree_graph'</text:p>
      <text:p text:style-name="Standard"><text:s/>'ratio_of_even_degree_graph' 'out_degree_less_than_3_graph'</text:p>
      <text:p text:style-name="Standard"><text:s/>'ratio_out_degree_less_than_3_graph' 'in_degree_less_than_3_graph'</text:p>
      <text:p text:style-name="Standard"><text:s/>'ratio_in_degree_less_than_3_graph' 'degree_less_than_3_graph'</text:p>
      <text:p text:style-name="Standard"><text:s/>'ratio_degree_less_than_3_graph' 'dfs_1st_back_depth_graph'</text:p>
      <text:p text:style-name="Standard"><text:s/>'sum_of_choices_along_path_graph' 'depth_avg_DFS_backjump_graph'</text:p>
      <text:p text:style-name="Standard"><text:s/>'depth_back_to_root_graph' 'depth_back_to_any_graph'</text:p>
      <text:p text:style-name="Standard"><text:s/>'depth_one_path_graph' 'min_depth_bfs_graph' 'max_depth_bfs_graph'</text:p>
      <text:p text:style-name="Standard"><text:s/>'avg_depth_bfs_graph' 'min_depth_beam_graph' 'max_depth_beam_graph'</text:p>
      <text:p text:style-name="Standard"><text:s/>'avg_depth_beam_graph' 'Frac_Neg_Body_ham4' 'Frac_Pos_Body_ham4'</text:p>
      <text:p text:style-name="Standard"><text:s/>'Frac_Unary_Rules_ham4' 'Frac_Binary_Rules_ham4'</text:p>
      <text:p text:style-name="Standard"><text:s/>'Frac_Ternary_Rules_ham4' 'Frac_Integrity_Rules_ham4' 'Tight_ham4'</text:p>
      <text:p text:style-name="Standard"><text:s/>'Problem_Variables_ham4' 'Free_Problem_Variables_ham4'</text:p>
      <text:p text:style-name="Standard"><text:s/>'Assigned_Problem_Variables_ham4' 'Constraints_ham4'</text:p>
      <text:p text:style-name="Standard"><text:s/>'Constraints/Vars_ham4' 'Created_Bodies_ham4' 'Program_Atoms_ham4'</text:p>
      <text:p text:style-name="Standard"><text:s/>'SCCS_ham4' 'Nodes_in_Positive_BADG_ham4' 'Rules_ham4'</text:p>
      <text:p text:style-name="Standard"><text:s/>'Normal_Rules_ham4' 'Cardinality_Rules_ham4' 'Choice_Rules_ham4'</text:p>
      <text:p text:style-name="Standard"><text:s/>'Weight_Rules_ham4' 'Frac_Normal_Rules_ham4'</text:p>
      <text:p text:style-name="Standard"><text:s/>'Frac_Cardinality_Rules_ham4' 'Frac_Choice_Rules_ham4'</text:p>
      <text:p text:style-name="Standard"><text:s/>'Frac_Weight_Rules_ham4' 'Equivalences_ham4'</text:p>
      <text:p text:style-name="Standard"><text:s/>'Atom-Atom_Equivalences_ham4' 'Body-Body_Equivalences_ham4'</text:p>
      <text:p text:style-name="Standard"><text:s/>'Other_Equivalences_ham4' 'Frac_Atom-Atom_Equivalences_ham4'</text:p>
      <text:p text:style-name="Standard"><text:s/>'Frac_Body-Body_Equivalences_ham4' 'Frac_Other_Equivalences_ham4'</text:p>
      <text:p text:style-name="Standard"><text:s/>'Binary_Constraints_ham4' 'Ternary_Constraints_ham4'</text:p>
      <text:p text:style-name="Standard"><text:s/>'Other_Constraints_ham4' 'Frac_Binary_Constraints_ham4'</text:p>
      <text:p text:style-name="Standard"><text:s/>'Frac_Ternary_Constraints_ham4' 'Frac_Other_Constraints_ham4'</text:p>
      <text:p text:style-name="Standard"><text:s/>'Choices_ham4' 'Conflicts/Choices_ham4' 'Avg_Conflict_Levels_ham4'</text:p>
      <text:p text:style-name="Standard"><text:s/>'Avg_LBD_Levels_ham4' 'Learnt_from_Conflict_ham4' 'Learnt_from_Loop_ham4'</text:p>
      <text:p text:style-name="Standard"><text:s/>'Frac_Learnt_from_Conflict_ham4' 'Frac_Learnt_from_Loop_ham4'</text:p>
      <text:p text:style-name="Standard"><text:s/>'Literals_in_Conflict_Nogoods_ham4' 'Literals_in_Loop_Nogoods_ham4'</text:p>
      <text:p text:style-name="Standard"><text:s/>'Frac_Literals_in_Conflict_Nogoods_ham4'</text:p>
      <text:p text:style-name="Standard"><text:s/>'Frac_Literals_in_Loop_Nogoods_ham4' 'Removed_Nogoods_ham4'</text:p>
      <text:p text:style-name="Standard"><text:s/>'Learnt_Binary_ham4' 'Learnt_Ternary_ham4' 'Learnt_Others_ham4'</text:p>
      <text:p text:style-name="Standard"><text:s/>'Frac_Removed_Nogood_ham4' 'Frac_Learnt_Binary_ham4'</text:p>
      <text:p text:style-name="Standard"><text:s/>'Frac_Learnt_Ternary_ham4' 'Frac_Learnt_Others_ham4'</text:p>
      <text:p text:style-name="Standard"><text:s/>'Skipped_Levels_while_Backjumping_ham4'</text:p>
      <text:p text:style-name="Standard"><text:s/>'Avg_Skipped_Levels_while_Backjumping_ham4' 'Longest_Backjumping_ham4'</text:p>
      <text:p text:style-name="Standard"><text:s/>'Running_Avg_Conflictlevel_ham4' 'Running_Avg_LBD_ham4' 'Choices.1_ham4'</text:p>
      <text:p text:style-name="Standard"><text:s/>'Conflicts/Choices.1_ham4' 'Avg_Conflict_Levels.1_ham4'</text:p>
      <text:p text:style-name="Standard"><text:s/>'Avg_LBD_Levels.1_ham4' 'Learnt_from_Conflict.1_ham4'</text:p>
      <text:p text:style-name="Standard"><text:s/>'Learnt_from_Loop.1_ham4' 'Frac_Learnt_from_Conflict.1_ham4'</text:p>
      <text:p text:style-name="Standard"><text:s/>'Frac_Learnt_from_Loop.1_ham4' 'Literals_in_Conflict_Nogoods.1_ham4'</text:p>
      <text:p text:style-name="Standard"><text:s/>'Literals_in_Loop_Nogoods.1_ham4'</text:p>
      <text:p text:style-name="Standard"><text:s/>'Frac_Literals_in_Conflict_Nogoods.1_ham4'</text:p>
      <text:p text:style-name="Standard"><text:s/>'Frac_Literals_in_Loop_Nogoods.1_ham4' 'Removed_Nogoods.1_ham4'</text:p>
      <text:p text:style-name="Standard"><text:s/>'Learnt_Binary.1_ham4' 'Learnt_Ternary.1_ham4' 'Learnt_Others.1_ham4'</text:p>
      <text:p text:style-name="Standard"><text:s/>'Frac_Removed_Nogood.1_ham4' 'Frac_Learnt_Binary.1_ham4'</text:p>
      <text:p text:style-name="Standard"><text:s/>'Frac_Learnt_Ternary.1_ham4' 'Frac_Learnt_Others.1_ham4'</text:p>
      <text:p text:style-name="Standard"><text:s/>'Skipped_Levels_while_Backjumping.1_ham4'</text:p>
      <text:p text:style-name="Standard"><text:soft-page-break/><text:s/>'Avg_Skipped_Levels_while_Backjumping.1_ham4'</text:p>
      <text:p text:style-name="Standard"><text:s/>'Longest_Backjumping.1_ham4' 'Running_Avg_Conflictlevel.1_ham4'</text:p>
      <text:p text:style-name="Standard"><text:s/>'Running_Avg_LBD.1_ham4' 'Frac_Neg_Body_ham2' 'Frac_Pos_Body_ham2'</text:p>
      <text:p text:style-name="Standard"><text:s/>'Frac_Unary_Rules_ham2' 'Frac_Binary_Rules_ham2'</text:p>
      <text:p text:style-name="Standard"><text:s/>'Frac_Ternary_Rules_ham2' 'Frac_Integrity_Rules_ham2' 'Tight_ham2'</text:p>
      <text:p text:style-name="Standard"><text:s/>'Problem_Variables_ham2' 'Free_Problem_Variables_ham2'</text:p>
      <text:p text:style-name="Standard"><text:s/>'Assigned_Problem_Variables_ham2' 'Constraints_ham2'</text:p>
      <text:p text:style-name="Standard"><text:s/>'Constraints/Vars_ham2' 'Created_Bodies_ham2' 'Program_Atoms_ham2'</text:p>
      <text:p text:style-name="Standard"><text:s/>'SCCS_ham2' 'Nodes_in_Positive_BADG_ham2' 'Rules_ham2'</text:p>
      <text:p text:style-name="Standard"><text:s/>'Normal_Rules_ham2' 'Cardinality_Rules_ham2' 'Choice_Rules_ham2'</text:p>
      <text:p text:style-name="Standard"><text:s/>'Weight_Rules_ham2' 'Frac_Normal_Rules_ham2'</text:p>
      <text:p text:style-name="Standard"><text:s/>'Frac_Cardinality_Rules_ham2' 'Frac_Choice_Rules_ham2'</text:p>
      <text:p text:style-name="Standard"><text:s/>'Frac_Weight_Rules_ham2' 'Equivalences_ham2'</text:p>
      <text:p text:style-name="Standard"><text:s/>'Atom-Atom_Equivalences_ham2' 'Body-Body_Equivalences_ham2'</text:p>
      <text:p text:style-name="Standard"><text:s/>'Other_Equivalences_ham2' 'Frac_Atom-Atom_Equivalences_ham2'</text:p>
      <text:p text:style-name="Standard"><text:s/>'Frac_Body-Body_Equivalences_ham2' 'Frac_Other_Equivalences_ham2'</text:p>
      <text:p text:style-name="Standard"><text:s/>'Binary_Constraints_ham2' 'Ternary_Constraints_ham2'</text:p>
      <text:p text:style-name="Standard"><text:s/>'Other_Constraints_ham2' 'Frac_Binary_Constraints_ham2'</text:p>
      <text:p text:style-name="Standard"><text:s/>'Frac_Ternary_Constraints_ham2' 'Frac_Other_Constraints_ham2'</text:p>
      <text:p text:style-name="Standard"><text:s/>'Choices_ham2' 'Conflicts/Choices_ham2' 'Avg_Conflict_Levels_ham2'</text:p>
      <text:p text:style-name="Standard"><text:s/>'Avg_LBD_Levels_ham2' 'Learnt_from_Conflict_ham2' 'Learnt_from_Loop_ham2'</text:p>
      <text:p text:style-name="Standard"><text:s/>'Frac_Learnt_from_Conflict_ham2' 'Frac_Learnt_from_Loop_ham2'</text:p>
      <text:p text:style-name="Standard"><text:s/>'Literals_in_Conflict_Nogoods_ham2' 'Literals_in_Loop_Nogoods_ham2'</text:p>
      <text:p text:style-name="Standard"><text:s/>'Frac_Literals_in_Conflict_Nogoods_ham2'</text:p>
      <text:p text:style-name="Standard"><text:s/>'Frac_Literals_in_Loop_Nogoods_ham2' 'Removed_Nogoods_ham2'</text:p>
      <text:p text:style-name="Standard"><text:s/>'Learnt_Binary_ham2' 'Learnt_Ternary_ham2' 'Learnt_Others_ham2'</text:p>
      <text:p text:style-name="Standard"><text:s/>'Frac_Removed_Nogood_ham2' 'Frac_Learnt_Binary_ham2'</text:p>
      <text:p text:style-name="Standard"><text:s/>'Frac_Learnt_Ternary_ham2' 'Frac_Learnt_Others_ham2'</text:p>
      <text:p text:style-name="Standard"><text:s/>'Skipped_Levels_while_Backjumping_ham2'</text:p>
      <text:p text:style-name="Standard"><text:s/>'Avg_Skipped_Levels_while_Backjumping_ham2' 'Longest_Backjumping_ham2'</text:p>
      <text:p text:style-name="Standard"><text:s/>'Running_Avg_Conflictlevel_ham2' 'Running_Avg_LBD_ham2' 'Choices.1_ham2'</text:p>
      <text:p text:style-name="Standard"><text:s/>'Conflicts/Choices.1_ham2' 'Avg_Conflict_Levels.1_ham2'</text:p>
      <text:p text:style-name="Standard"><text:s/>'Avg_LBD_Levels.1_ham2' 'Learnt_from_Conflict.1_ham2'</text:p>
      <text:p text:style-name="Standard"><text:s/>'Learnt_from_Loop.1_ham2' 'Frac_Learnt_from_Conflict.1_ham2'</text:p>
      <text:p text:style-name="Standard"><text:s/>'Frac_Learnt_from_Loop.1_ham2' 'Literals_in_Conflict_Nogoods.1_ham2'</text:p>
      <text:p text:style-name="Standard"><text:s/>'Literals_in_Loop_Nogoods.1_ham2'</text:p>
      <text:p text:style-name="Standard"><text:s/>'Frac_Literals_in_Conflict_Nogoods.1_ham2'</text:p>
      <text:p text:style-name="Standard"><text:s/>'Frac_Literals_in_Loop_Nogoods.1_ham2' 'Removed_Nogoods.1_ham2'</text:p>
      <text:p text:style-name="Standard"><text:s/>'Learnt_Binary.1_ham2' 'Learnt_Ternary.1_ham2' 'Learnt_Others.1_ham2'</text:p>
      <text:p text:style-name="Standard"><text:s/>'Frac_Removed_Nogood.1_ham2' 'Frac_Learnt_Binary.1_ham2'</text:p>
      <text:p text:style-name="Standard"><text:s/>'Frac_Learnt_Ternary.1_ham2' 'Frac_Learnt_Others.1_ham2'</text:p>
      <text:p text:style-name="Standard"><text:s/>'Skipped_Levels_while_Backjumping.1_ham2'</text:p>
      <text:p text:style-name="Standard"><text:s/>'Avg_Skipped_Levels_while_Backjumping.1_ham2'</text:p>
      <text:p text:style-name="Standard"><text:s/>'Longest_Backjumping.1_ham2' 'Running_Avg_Conflictlevel.1_ham2'</text:p>
      <text:p text:style-name="Standard"><text:s/>'Running_Avg_LBD.1_ham2' 'Frac_Neg_Body_ham6' 'Frac_Pos_Body_ham6'</text:p>
      <text:p text:style-name="Standard"><text:s/>'Frac_Unary_Rules_ham6' 'Frac_Binary_Rules_ham6'</text:p>
      <text:p text:style-name="Standard"><text:s/>'Frac_Ternary_Rules_ham6' 'Frac_Integrity_Rules_ham6' 'Tight_ham6'</text:p>
      <text:p text:style-name="Standard"><text:s/>'Problem_Variables_ham6' 'Free_Problem_Variables_ham6'</text:p>
      <text:p text:style-name="Standard"><text:s/>'Assigned_Problem_Variables_ham6' 'Constraints_ham6'</text:p>
      <text:p text:style-name="Standard"><text:s/>'Constraints/Vars_ham6' 'Created_Bodies_ham6' 'Program_Atoms_ham6'</text:p>
      <text:p text:style-name="Standard"><text:s/>'SCCS_ham6' 'Nodes_in_Positive_BADG_ham6' 'Rules_ham6'</text:p>
      <text:p text:style-name="Standard"><text:s/>'Normal_Rules_ham6' 'Cardinality_Rules_ham6' 'Choice_Rules_ham6'</text:p>
      <text:p text:style-name="Standard"><text:s/>'Weight_Rules_ham6' 'Frac_Normal_Rules_ham6'</text:p>
      <text:p text:style-name="Standard"><text:s/>'Frac_Cardinality_Rules_ham6' 'Frac_Choice_Rules_ham6'</text:p>
      <text:p text:style-name="Standard"><text:s/>'Frac_Weight_Rules_ham6' 'Equivalences_ham6'</text:p>
      <text:p text:style-name="Standard"><text:s/>'Atom-Atom_Equivalences_ham6' 'Body-Body_Equivalences_ham6'</text:p>
      <text:p text:style-name="Standard"><text:s/>'Other_Equivalences_ham6' 'Frac_Atom-Atom_Equivalences_ham6'</text:p>
      <text:p text:style-name="Standard"><text:soft-page-break/><text:s/>'Frac_Body-Body_Equivalences_ham6' 'Frac_Other_Equivalences_ham6'</text:p>
      <text:p text:style-name="Standard"><text:s/>'Binary_Constraints_ham6' 'Ternary_Constraints_ham6'</text:p>
      <text:p text:style-name="Standard"><text:s/>'Other_Constraints_ham6' 'Frac_Binary_Constraints_ham6'</text:p>
      <text:p text:style-name="Standard"><text:s/>'Frac_Ternary_Constraints_ham6' 'Frac_Other_Constraints_ham6'</text:p>
      <text:p text:style-name="Standard"><text:s/>'Choices_ham6' 'Conflicts/Choices_ham6' 'Avg_Conflict_Levels_ham6'</text:p>
      <text:p text:style-name="Standard"><text:s/>'Avg_LBD_Levels_ham6' 'Learnt_from_Conflict_ham6' 'Learnt_from_Loop_ham6'</text:p>
      <text:p text:style-name="Standard"><text:s/>'Frac_Learnt_from_Conflict_ham6' 'Frac_Learnt_from_Loop_ham6'</text:p>
      <text:p text:style-name="Standard"><text:s/>'Literals_in_Conflict_Nogoods_ham6' 'Literals_in_Loop_Nogoods_ham6'</text:p>
      <text:p text:style-name="Standard"><text:s/>'Frac_Literals_in_Conflict_Nogoods_ham6'</text:p>
      <text:p text:style-name="Standard"><text:s/>'Frac_Literals_in_Loop_Nogoods_ham6' 'Removed_Nogoods_ham6'</text:p>
      <text:p text:style-name="Standard"><text:s/>'Learnt_Binary_ham6' 'Learnt_Ternary_ham6' 'Learnt_Others_ham6'</text:p>
      <text:p text:style-name="Standard"><text:s/>'Frac_Removed_Nogood_ham6' 'Frac_Learnt_Binary_ham6'</text:p>
      <text:p text:style-name="Standard"><text:s/>'Frac_Learnt_Ternary_ham6' 'Frac_Learnt_Others_ham6'</text:p>
      <text:p text:style-name="Standard"><text:s/>'Skipped_Levels_while_Backjumping_ham6'</text:p>
      <text:p text:style-name="Standard"><text:s/>'Avg_Skipped_Levels_while_Backjumping_ham6' 'Longest_Backjumping_ham6'</text:p>
      <text:p text:style-name="Standard"><text:s/>'Running_Avg_Conflictlevel_ham6' 'Running_Avg_LBD_ham6' 'Choices.1_ham6'</text:p>
      <text:p text:style-name="Standard"><text:s/>'Conflicts/Choices.1_ham6' 'Avg_Conflict_Levels.1_ham6'</text:p>
      <text:p text:style-name="Standard"><text:s/>'Avg_LBD_Levels.1_ham6' 'Learnt_from_Conflict.1_ham6'</text:p>
      <text:p text:style-name="Standard"><text:s/>'Learnt_from_Loop.1_ham6' 'Frac_Learnt_from_Conflict.1_ham6'</text:p>
      <text:p text:style-name="Standard"><text:s/>'Frac_Learnt_from_Loop.1_ham6' 'Literals_in_Conflict_Nogoods.1_ham6'</text:p>
      <text:p text:style-name="Standard"><text:s/>'Literals_in_Loop_Nogoods.1_ham6'</text:p>
      <text:p text:style-name="Standard"><text:s/>'Frac_Literals_in_Conflict_Nogoods.1_ham6'</text:p>
      <text:p text:style-name="Standard"><text:s/>'Frac_Literals_in_Loop_Nogoods.1_ham6' 'Removed_Nogoods.1_ham6'</text:p>
      <text:p text:style-name="Standard"><text:s/>'Learnt_Binary.1_ham6' 'Learnt_Ternary.1_ham6' 'Learnt_Others.1_ham6'</text:p>
      <text:p text:style-name="Standard"><text:s/>'Frac_Removed_Nogood.1_ham6' 'Frac_Learnt_Binary.1_ham6'</text:p>
      <text:p text:style-name="Standard"><text:s/>'Frac_Learnt_Ternary.1_ham6' 'Frac_Learnt_Others.1_ham6'</text:p>
      <text:p text:style-name="Standard"><text:s/>'Skipped_Levels_while_Backjumping.1_ham6'</text:p>
      <text:p text:style-name="Standard"><text:s/>'Avg_Skipped_Levels_while_Backjumping.1_ham6'</text:p>
      <text:p text:style-name="Standard"><text:s/>'Longest_Backjumping.1_ham6' 'Running_Avg_Conflictlevel.1_ham6'</text:p>
      <text:p text:style-name="Standard"><text:s/>'Running_Avg_LBD.1_ham6']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01:58:03.714227909</meta:creation-date>
    <dc:date>2019-02-07T01:59:45.254067941</dc:date>
    <meta:editing-duration>PT1M42S</meta:editing-duration>
    <meta:editing-cycles>1</meta:editing-cycles>
    <meta:document-statistic meta:table-count="0" meta:image-count="0" meta:object-count="0" meta:page-count="3" meta:paragraph-count="144" meta:word-count="305" meta:character-count="8367" meta:non-whitespace-character-count="8063"/>
    <meta:generator>LibreOffice/6.0.6.2$Linux_X86_64 LibreOffice_project/00m0$Build-2</meta:generator>
  </office:meta>
</office:document-meta>
</file>